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av för ännu en bild-blogg </text:p>
      <text:p text:style-name="Standard"/>
      <text:p text:style-name="P1">AF1.1 Registrera sig</text:p>
      <text:p text:style-name="Standard">En person väljer att registrera sig som en användare, personen fyller i informationen som krävs och systemet skapar personen som en användare.</text:p>
      <text:p text:style-name="Standard"/>
      <text:p text:style-name="P1">AF1.2 Logga in</text:p>
      <text:p text:style-name="Standard">En person skriver in sitt användarnamn och sitt lösenord och systemet loggar in personen.</text:p>
      <text:p text:style-name="Standard"/>
      <text:p text:style-name="P1">AF2.1 Skapa inlägg</text:p>
      <text:p text:style-name="Standard">Användaren skriver ett inlägg och systemet sparar det och lägger det i samlingen.</text:p>
      <text:p text:style-name="Standard"/>
      <text:p text:style-name="P1">AF2.2 redigera inlägg</text:p>
      <text:p text:style-name="Standard">Användaren väljer att redigera sitt inlägg och systemet presenterar vy för redigering, användaren redigerar sitt inlägg och systemet sparar den nya versionen.</text:p>
      <text:p text:style-name="Standard"/>
      <text:p text:style-name="P1">AF2.3 Radera inlägg</text:p>
      <text:p text:style-name="Standard">Användaren väljer att radera ett av sina inlägg och systemet raderar inlägget från samlingen.</text:p>
      <text:p text:style-name="Standard"/>
      <text:p text:style-name="P1">AF2.4 Lägga upp bilder</text:p>
      <text:p text:style-name="Standard">Användaren väljer att lägga upp en bil och systemet lägger in det i samlingen.</text:p>
      <text:p text:style-name="Standard"/>
      <text:p text:style-name="P1">AF2.5 Radera bild</text:p>
      <text:p text:style-name="Standard">Användaren väljer att radera en av sina bilder och systemet raderar bilden från samlingen.</text:p>
      <text:p text:style-name="Standard"/>
      <text:p text:style-name="P1">AF3 lista</text:p>
      <text:p text:style-name="Standard">Användaren väljer att se en lista över användarna och kan då välja en användare, systemet presenterar en lista över den användarens alla inlägg och bilder.</text:p>
      <text:p text:style-name="Standard"/>
      <text:p text:style-name="P1">AF4.1 Kommenterar</text:p>
      <text:p text:style-name="Standard">Användare väljer att kommentera på en bild eller ett inlägg och systemet sparar kommentaren.</text:p>
      <text:p text:style-name="Standard"/>
      <text:p text:style-name="P1">AF4.2 Redigera kommentarer</text:p>
      <text:p text:style-name="P2">Användaren väljer att redigera sin kommentar och systemet presenterar vy för redigering, användaren redigerar sin kommentar och systemet sparar den nya versionen.</text:p>
      <text:p text:style-name="P2"/>
      <text:p text:style-name="P1">AF4.3 Radera kommentar</text:p>
      <text:p text:style-name="P2">Användaren väljer att radera sin kommentar och systemet raderar kommentare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4-09-21T22:31:40.27</meta:creation-date>
    <dc:date>2014-09-21T23:49:00.31</dc:date>
    <dc:creator>Sebastian Svensson</dc:creator>
    <meta:editing-duration>PT43M50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1" meta:paragraph-count="23" meta:word-count="221" meta:character-count="1448"/>
  </office:meta>
</office:document-meta>
</file>